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6F00000615AF27A651.jpg" manifest:media-type="image/jpeg"/>
  <manifest:file-entry manifest:full-path="Pictures/100000000000106F00000615608C5399.jpg" manifest:media-type="image/jpeg"/>
  <manifest:file-entry manifest:full-path="Pictures/100000000000106F000006154C3811B7.jpg" manifest:media-type="image/jpeg"/>
  <manifest:file-entry manifest:full-path="Pictures/100000000000106F00000615D9AD18EC.jpg" manifest:media-type="image/jpeg"/>
  <manifest:file-entry manifest:full-path="Pictures/100000000000106F00000615140FAC5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04cm, 0cm, 1.321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04cm, 0cm, 1.016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07cm, 0cm, 1.397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04cm, 0cm, 1.422cm, 0cm)" draw:image-opacity="100%" style:mirror="none" loext:decorative="false"/>
    </style:style>
    <style:style style:name="gr5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39cm" fo:min-width="2.082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39cm" fo:min-width="1.701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1cm, 0cm, 1.422cm, 0cm)" draw:image-opacity="100%" style:mirror="none" loext:decorative="false"/>
    </style:style>
    <style:style style:name="gr8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1.707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0.589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2.443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7cm" svg:height="5.663cm" svg:x="1.143cm" svg:y="6.236cm">
          <draw:image xlink:href="Pictures/100000000000106F00000615140FAC52.jpg" xlink:type="simple" xlink:show="embed" xlink:actuate="onLoad" draw:mime-type="image/jpeg">
            <text:p/>
          </draw:image>
        </draw:frame>
        <draw:frame draw:style-name="gr2" draw:text-style-name="P1" draw:layer="layout" svg:width="18.797cm" svg:height="5.714cm" svg:x="1.143cm" svg:y="0.61cm">
          <draw:image xlink:href="Pictures/100000000000106F00000615D9AD18EC.jpg" xlink:type="simple" xlink:show="embed" xlink:actuate="onLoad" draw:mime-type="image/jpeg">
            <text:p/>
          </draw:image>
        </draw:frame>
        <draw:frame draw:style-name="gr3" draw:text-style-name="P1" draw:layer="layout" svg:width="18.797cm" svg:height="5.612cm" svg:x="1.143cm" svg:y="17.374cm">
          <draw:image xlink:href="Pictures/100000000000106F000006154C3811B7.jpg" xlink:type="simple" xlink:show="embed" xlink:actuate="onLoad" draw:mime-type="image/jpeg">
            <text:p/>
          </draw:image>
        </draw:frame>
        <draw:frame draw:style-name="gr4" draw:text-style-name="P1" draw:layer="layout" svg:width="18.797cm" svg:height="5.638cm" svg:x="1.143cm" svg:y="22.974cm">
          <draw:image xlink:href="Pictures/100000000000106F00000615608C5399.jpg" xlink:type="simple" xlink:show="embed" xlink:actuate="onLoad" draw:mime-type="image/jpeg">
            <text:p/>
          </draw:image>
        </draw:frame>
        <draw:custom-shape draw:style-name="gr5" draw:text-style-name="P3" draw:layer="layout" svg:width="2.591cm" svg:height="0.61cm" svg:x="9.208cm" svg:y="6.318cm">
          <text:p text:style-name="P2"><text:span text:style-name="T1">BASE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6" draw:text-style-name="P3" draw:layer="layout" svg:width="2.21cm" svg:height="0.61cm" svg:x="9.398cm" svg:y="0.952cm">
          <text:p text:style-name="P2"><text:span text:style-name="T1">NAV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frame draw:style-name="gr7" draw:text-style-name="P4" draw:layer="layout" svg:width="18.797cm" svg:height="5.562cm" svg:x="1.143cm" svg:y="11.938cm">
          <draw:image xlink:href="Pictures/100000000000106F00000615AF27A651.jpg" xlink:type="simple" xlink:show="embed" xlink:actuate="onLoad" draw:mime-type="image/jpeg">
            <text:p/>
          </draw:image>
        </draw:frame>
        <draw:custom-shape draw:style-name="gr8" draw:text-style-name="P3" draw:layer="layout" svg:width="2.21cm" svg:height="0.61cm" svg:x="9.398cm" svg:y="12.09cm">
          <text:p text:style-name="P2"><text:span text:style-name="T1">Num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9" draw:text-style-name="P3" draw:layer="layout" svg:width="1.092cm" svg:height="0.61cm" svg:x="9.957cm" svg:y="17.678cm">
          <text:p text:style-name="P2"><text:span text:style-name="T1">F -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10" draw:text-style-name="P3" draw:layer="layout" svg:width="2.946cm" svg:height="0.61cm" svg:x="9.03cm" svg:y="23.202cm">
          <text:p text:style-name="P2"><text:span text:style-name="T1">MOUSE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kew="50 -135" draw:extrusion-specularity="122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8:17:11.137330690</meta:creation-date>
    <dc:date>2025-11-12T18:05:52.190992312</dc:date>
    <meta:editing-duration>PT1H12M43S</meta:editing-duration>
    <meta:editing-cycles>12</meta:editing-cycles>
    <meta:generator>LibreOffice/25.2.7.2$Linux_X86_64 LibreOffice_project/520$Build-2</meta:generator>
    <meta:print-date>2025-10-16T18:51:12.118637553</meta:print-date>
    <meta:printed-by>PDF files</meta:printed-by>
    <meta:document-statistic meta:object-count="10"/>
  </office:meta>
</office:document-meta>
</file>